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8cb" officeooo:paragraph-rsid="001768cb"/>
    </style:style>
    <style:style style:name="P2" style:family="paragraph" style:parent-style-name="Standard">
      <style:text-properties officeooo:rsid="001768cb" officeooo:paragraph-rsid="00221de2"/>
    </style:style>
    <style:style style:name="P3" style:family="paragraph" style:parent-style-name="Standard">
      <style:text-properties officeooo:paragraph-rsid="00257a4f"/>
    </style:style>
    <style:style style:name="P4" style:family="paragraph" style:parent-style-name="Standard">
      <style:text-properties officeooo:rsid="002e6668" officeooo:paragraph-rsid="002e6668"/>
    </style:style>
    <style:style style:name="T1" style:family="text">
      <style:text-properties officeooo:rsid="001768cb"/>
    </style:style>
    <style:style style:name="T2" style:family="text">
      <style:text-properties officeooo:rsid="001881d8"/>
    </style:style>
    <style:style style:name="T3" style:family="text">
      <style:text-properties officeooo:rsid="0019188f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9188f" style:font-size-asian="10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57a4f" style:font-size-asian="10pt" style:font-style-asian="normal" style:font-weight-asian="normal" style:text-emphasize="none"/>
    </style:style>
    <style:style style:name="T6" style:family="text">
      <style:text-properties officeooo:rsid="001c8bd9"/>
    </style:style>
    <style:style style:name="T7" style:family="text">
      <style:text-properties officeooo:rsid="001dd665"/>
    </style:style>
    <style:style style:name="T8" style:family="text">
      <style:text-properties officeooo:rsid="001e7d01"/>
    </style:style>
    <style:style style:name="T9" style:family="text">
      <style:text-properties officeooo:rsid="0020b5b7"/>
    </style:style>
    <style:style style:name="T10" style:family="text">
      <style:text-properties officeooo:rsid="00221de2"/>
    </style:style>
    <style:style style:name="T11" style:family="text">
      <style:text-properties officeooo:rsid="0023c1ee"/>
    </style:style>
    <style:style style:name="T12" style:family="text">
      <style:text-properties officeooo:rsid="00276d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Observations(j:</text:span><text:bookmark-start text:name="__DdeLink__143_1651813639"/><text:span text:style-name="T1">GS_61794247</text:span><text:bookmark-end text:name="__DdeLink__143_1651813639"/><text:span text:style-name="T1">,j:</text:span><text:span text:style-name="T4">277433131,</text:span><text:span text:style-name="T5">j:</text:span><text:bookmark-start text:name="__DdeLink__140_1651813639"/><text:bookmark-start text:name="__DdeLink__138_1651813639"/><text:bookmark-start text:name="__DdeLink__124_1651813639"/><text:bookmark-start text:name="__DdeLink__128_1651813639"/><text:bookmark-start text:name="__DdeLink__132_1651813639"/><text:span text:style-name="T5">GS_cluster_768082219_768082220</text:span><text:bookmark-end text:name="__DdeLink__140_1651813639"/><text:bookmark-end text:name="__DdeLink__138_1651813639"/><text:bookmark-end text:name="__DdeLink__124_1651813639"/><text:bookmark-end text:name="__DdeLink__128_1651813639"/><text:bookmark-end text:name="__DdeLink__132_1651813639"/></text:p>
      <text:p text:style-name="P3"><text:span text:style-name="T3">)</text:span><text:span text:style-name="T1">:</text:span></text:p>
      <text:p text:style-name="P1">-traffic lights flicker too frequently</text:p>
      <text:p text:style-name="P2">-<text:span text:style-name="T10">traffic lights can stay in any phase for as long as the learner wants</text:span></text:p>
      <text:p text:style-name="P1">-traffic lights can converge to a stable state== one light will be red permanently</text:p>
      <text:p text:style-name="P1">-<text:span text:style-name="T12">lights go green eventually, probably because waiting time accumulates, so it is not a total failure</text:span></text:p>
      <text:p text:style-name="P1">-<text:span text:style-name="T11">the traffic light can change from any phase to any other phase</text:span></text:p>
      <text:p text:style-name="P1">-most of the time, there are no cars nearby, so there is nothing to win when switching, nothing can be learned</text:p>
      <text:p text:style-name="P1">-<text:span text:style-name="T2">junction are often times in situations or layouts that prevent local optimization</text:span></text:p>
      <text:p text:style-name="P1">-<text:span text:style-name="T2">clusters of junctions are too big to be controlled, but don’T always need to be</text:span></text:p>
      <text:p text:style-name="P1">-<text:span text:style-name="T6">how many cars are on the lane? It could influence the reward function=&gt; when cars are leaving it is a good thing</text:span></text:p>
      <text:p text:style-name="P1">-<text:span text:style-name="T7">i think live traffic data → how many cars frequent the intersection/junction should be included in the clustering analysis. </text:span></text:p>
      <text:p text:style-name="P1">-<text:span text:style-name="T8">because green lights are rewarded and red lights penalized, the learner stabilizes in a green state or in yellow in smaller traffic lights which is neither good or bad. It is an undesirable behaviour :’(</text:span></text:p>
      <text:p text:style-name="P1"/>
      <text:p text:style-name="P4">https://youtu.be/1AXYRfx1jk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09:58:10.058908405</meta:creation-date>
    <dc:date>2017-01-20T19:35:22.883841802</dc:date>
    <meta:editing-duration>PT4H31M53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1" meta:paragraph-count="14" meta:word-count="188" meta:character-count="1168" meta:non-whitespace-character-count="993"/>
  </office:meta>
</office:document-meta>
</file>